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CF000002147E2ADAE88AF14CA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/>
    <style:font-face style:name="Liberation Serif2" svg:font-family="'Liberation Serif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center" fo:background-color="transparent">
        <style:background-image/>
      </style:table-properties>
    </style:style>
    <style:style style:name="Tabla1.A" style:family="table-column">
      <style:table-column-properties style:column-width="3.104cm"/>
    </style:style>
    <style:style style:name="Tabla1.B" style:family="table-column">
      <style:table-column-properties style:column-width="13.89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0.977cm" fo:background-color="transparent">
        <style:background-image/>
      </style:table-row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26cm" fo:background-color="transparent">
        <style:background-image/>
      </style:table-row-properties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0pt" fo:letter-spacing="normal" fo:font-style="normal" fo:font-weight="bold" officeooo:paragraph-rsid="0029dbf2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0pt" fo:letter-spacing="normal" fo:font-style="normal" fo:font-weight="normal" officeooo:paragraph-rsid="0029dbf2" style:font-size-asian="10pt" style:font-size-complex="10pt"/>
    </style:style>
    <style:style style:name="P3" style:family="paragraph" style:parent-style-name="LO-normal">
      <style:paragraph-properties fo:margin-top="0.199cm" fo:margin-bottom="0cm" style:contextual-spacing="false" fo:line-height="100%" fo:text-align="justify" style:justify-single-word="false"/>
      <style:text-properties style:font-name="Liberation Sans" fo:font-size="12pt" officeooo:rsid="0022bc17" officeooo:paragraph-rsid="0034fc2f" style:font-size-asian="12pt" style:font-size-complex="12pt"/>
    </style:style>
    <style:style style:name="P4" style:family="paragraph" style:parent-style-name="LO-normal">
      <style:paragraph-properties fo:margin-top="0.199cm" fo:margin-bottom="0cm" style:contextual-spacing="false" fo:line-height="100%" fo:text-align="justify" style:justify-single-word="false"/>
      <style:text-properties style:font-name="Liberation Sans" fo:font-size="12pt" officeooo:rsid="0034fc2f" officeooo:paragraph-rsid="0034fc2f" style:font-size-asian="12pt" style:font-size-complex="12pt"/>
    </style:style>
    <style:style style:name="P5" style:family="paragraph" style:parent-style-name="LO-normal">
      <style:paragraph-properties fo:margin-top="0.199cm" fo:margin-bottom="0cm" style:contextual-spacing="false" fo:line-height="100%" fo:text-align="justify" style:justify-single-word="false"/>
      <style:text-properties style:font-name="Liberation Sans" fo:font-size="12pt" officeooo:rsid="0036dfb1" officeooo:paragraph-rsid="0036dfb1" style:font-size-asian="12pt" style:font-size-complex="12pt"/>
    </style:style>
    <style:style style:name="P6" style:family="paragraph" style:parent-style-name="LO-normal" style:list-style-name="L10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fo:font-weight="normal" officeooo:paragraph-rsid="0036dfb1" style:font-size-asian="12pt" style:font-weight-asian="normal" style:font-size-complex="12pt" style:font-weight-complex="normal"/>
    </style:style>
    <style:style style:name="P7" style:family="paragraph" style:parent-style-name="LO-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fo:font-weight="normal" officeooo:paragraph-rsid="0036dfb1" style:font-size-asian="12pt" style:font-weight-asian="normal" style:font-size-complex="12pt" style:font-weight-complex="normal"/>
    </style:style>
    <style:style style:name="P8" style:family="paragraph" style:parent-style-name="LO-normal" style:list-style-name="WWNum2">
      <style:paragraph-properties fo:margin-left="1.27cm" fo:margin-right="0cm" fo:orphans="0" fo:widows="0" fo:text-indent="-0.635cm" style:auto-text-indent="false"/>
      <style:text-properties style:font-name="Liberation Sans" fo:font-size="10pt" fo:language="es" fo:country="ES" fo:font-weight="normal" officeooo:paragraph-rsid="00167638" style:font-name-asian="Arial2" style:font-size-asian="10pt" style:font-weight-asian="normal" style:font-name-complex="Arial2" style:font-size-complex="10pt" style:font-weight-complex="normal"/>
    </style:style>
    <style:style style:name="P9" style:family="paragraph" style:parent-style-name="LO-normal">
      <style:paragraph-properties fo:margin-top="0.101cm" fo:margin-bottom="0.101cm" style:contextual-spacing="false" fo:line-height="100%" fo:text-align="justify" style:justify-single-word="false"/>
      <style:text-properties officeooo:paragraph-rsid="0034fc2f"/>
    </style:style>
    <style:style style:name="P10" style:family="paragraph" style:parent-style-name="LO-normal" style:list-style-name="L10">
      <style:paragraph-properties fo:margin-top="0.101cm" fo:margin-bottom="0.101cm" style:contextual-spacing="false" fo:line-height="100%" fo:text-align="justify" style:justify-single-word="false"/>
      <style:text-properties officeooo:paragraph-rsid="0034fc2f"/>
    </style:style>
    <style:style style:name="P11" style:family="paragraph" style:parent-style-name="LO-normal" style:list-style-name="L10">
      <style:paragraph-properties fo:margin-top="0.101cm" fo:margin-bottom="0.101cm" style:contextual-spacing="false" fo:line-height="100%" fo:text-align="justify" style:justify-single-word="false"/>
      <style:text-properties officeooo:paragraph-rsid="0039352f"/>
    </style:style>
    <style:style style:name="P12" style:family="paragraph" style:parent-style-name="LO-normal" style:list-style-name="L10">
      <style:paragraph-properties fo:margin-top="0.101cm" fo:margin-bottom="0.101cm" style:contextual-spacing="false" fo:line-height="100%" fo:text-align="justify" style:justify-single-word="false"/>
      <style:text-properties fo:font-weight="normal" officeooo:paragraph-rsid="0034fc2f" style:font-weight-asian="normal" style:font-weight-complex="normal"/>
    </style:style>
    <style:style style:name="P13" style:family="paragraph" style:parent-style-name="LO-normal">
      <style:paragraph-properties fo:margin-top="0.101cm" fo:margin-bottom="0.101cm" style:contextual-spacing="false" fo:line-height="100%" fo:text-align="justify" style:justify-single-word="false" fo:break-before="auto" fo:break-after="auto"/>
      <style:text-properties fo:font-weight="normal" officeooo:rsid="0036dfb1" officeooo:paragraph-rsid="0036dfb1" style:font-weight-asian="normal" style:font-weight-complex="normal"/>
    </style:style>
    <style:style style:name="P14" style:family="paragraph" style:parent-style-name="LO-normal">
      <style:paragraph-properties fo:margin-top="0.101cm" fo:margin-bottom="0.101cm" style:contextual-spacing="false" fo:line-height="100%" fo:text-align="justify" style:justify-single-word="false"/>
      <style:text-properties fo:font-weight="normal" officeooo:rsid="0036dfb1" officeooo:paragraph-rsid="0036dfb1" style:font-weight-asian="normal" style:font-weight-complex="normal"/>
    </style:style>
    <style:style style:name="P15" style:family="paragraph" style:parent-style-name="Standard">
      <style:paragraph-properties fo:margin-top="0.4cm" fo:margin-bottom="0cm" style:contextual-spacing="false" fo:text-align="justify" style:justify-single-word="false"/>
      <style:text-properties style:font-name="Liberation Sans" fo:font-size="12pt" fo:font-weight="bold" officeooo:rsid="0027eff6" officeooo:paragraph-rsid="002463d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text-align="justify" style:justify-single-word="false" fo:break-before="page"/>
      <style:text-properties style:font-name="Liberation Sans" fo:font-size="12pt" officeooo:rsid="0027eff6" officeooo:paragraph-rsid="002463d7" style:font-size-asian="12pt" style:font-size-complex="12pt"/>
    </style:style>
    <style:style style:name="P17" style:family="paragraph" style:parent-style-name="Standard">
      <style:paragraph-properties fo:margin-top="0.201cm" fo:margin-bottom="0.201cm" style:contextual-spacing="false" fo:line-height="100%" fo:text-align="justify" style:justify-single-word="false" fo:break-before="page"/>
      <style:text-properties style:font-name="Liberation Sans" fo:font-size="12pt" officeooo:rsid="0034fc2f" officeooo:paragraph-rsid="0034fc2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weight="bold" officeooo:rsid="0020d255" officeooo:paragraph-rsid="00211b23" style:font-weight-asian="bold" style:font-weight-complex="bold"/>
    </style:style>
    <style:style style:name="P19" style:family="paragraph" style:parent-style-name="Table_20_Contents">
      <style:text-properties style:font-name="Liberation Sans" fo:font-size="10pt" fo:font-weight="bold" officeooo:rsid="00167638" officeooo:paragraph-rsid="0016763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" fo:font-size="10pt" fo:font-weight="bold" officeooo:rsid="00167638" officeooo:paragraph-rsid="0016763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" fo:font-size="10pt" fo:font-weight="bold" officeooo:rsid="003785d3" officeooo:paragraph-rsid="003785d3" style:font-size-asian="10pt" style:font-weight-asian="bold" style:font-size-complex="10pt" style:font-weight-complex="bold"/>
    </style:style>
    <style:style style:name="P22" style:family="paragraph" style:parent-style-name="normal" style:list-style-name="WWNum2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fo:color="#000000" loext:opacity="100%" style:text-position="0% 100%" style:font-name="Liberation Sans" fo:font-size="10pt" fo:language="es" fo:country="ES" fo:font-style="normal" fo:font-weight="normal" officeooo:rsid="000cc596" officeooo:paragraph-rsid="001fc17a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normal" style:list-style-name="WWNum2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fo:color="#000000" loext:opacity="100%" style:text-position="0% 100%" style:font-name="Liberation Sans" fo:font-size="10pt" fo:language="es" fo:country="ES" fo:font-style="normal" fo:font-weight="normal" officeooo:rsid="00288607" officeooo:paragraph-rsid="00288607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normal" style:list-style-name="L8">
      <style:paragraph-properties fo:margin-top="0.101cm" fo:margin-bottom="0.101cm" style:contextual-spacing="false" fo:line-height="100%" fo:text-align="justify" style:justify-single-word="false"/>
      <style:text-properties officeooo:paragraph-rsid="003441e0"/>
    </style:style>
    <style:style style:name="P25" style:family="paragraph" style:parent-style-name="normal">
      <style:paragraph-properties fo:margin-top="0.199cm" fo:margin-bottom="0cm" style:contextual-spacing="false" fo:line-height="100%" fo:text-align="justify" style:justify-single-word="false"/>
      <style:text-properties style:font-name="Liberation Sans" fo:font-size="12pt" officeooo:rsid="0022bc17" officeooo:paragraph-rsid="002e6b1c" style:font-size-asian="12pt" style:font-size-complex="12pt"/>
    </style:style>
    <style:style style:name="P26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e6b1c" officeooo:paragraph-rsid="0032c71d" style:font-size-asian="12pt" style:font-size-complex="12pt"/>
    </style:style>
    <style:style style:name="P27" style:family="paragraph" style:parent-style-name="normal" style:list-style-name="L5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e6b1c" officeooo:paragraph-rsid="002e6b1c" style:font-size-asian="12pt" style:font-size-complex="12pt"/>
    </style:style>
    <style:style style:name="P28" style:family="paragraph" style:parent-style-name="normal" style:list-style-name="L5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e6b1c" officeooo:paragraph-rsid="002fb8ff" style:font-size-asian="12pt" style:font-size-complex="12pt"/>
    </style:style>
    <style:style style:name="P29" style:family="paragraph" style:parent-style-name="normal">
      <style:paragraph-properties fo:margin-top="0.101cm" fo:margin-bottom="0.101cm" style:contextual-spacing="false" fo:line-height="100%" fo:text-align="justify" style:justify-single-word="false" fo:break-before="auto" fo:break-after="auto"/>
      <style:text-properties style:font-name="Liberation Sans" fo:font-size="12pt" officeooo:rsid="002e6b1c" officeooo:paragraph-rsid="003734b1" style:font-size-asian="12pt" style:font-size-complex="12pt"/>
    </style:style>
    <style:style style:name="P30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e6b1c" officeooo:paragraph-rsid="003734b1" style:font-size-asian="12pt" style:font-size-complex="12pt"/>
    </style:style>
    <style:style style:name="P31" style:family="paragraph" style:parent-style-name="normal" style:list-style-name="L7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paragraph-rsid="002e6b1c" style:font-size-asian="12pt" style:font-size-complex="12pt"/>
    </style:style>
    <style:style style:name="P32" style:family="paragraph" style:parent-style-name="normal" style:list-style-name="L7">
      <style:paragraph-properties fo:margin-top="0.101cm" fo:margin-bottom="0.101cm" style:contextual-spacing="false" fo:line-height="100%" fo:text-align="justify" style:justify-single-word="false" fo:break-before="auto" fo:break-after="auto"/>
      <style:text-properties style:font-name="Liberation Sans" fo:font-size="12pt" officeooo:paragraph-rsid="002e6b1c" style:font-size-asian="12pt" style:font-size-complex="12pt"/>
    </style:style>
    <style:style style:name="P33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paragraph-rsid="002e6b1c" style:font-size-asian="12pt" style:font-size-complex="12pt"/>
    </style:style>
    <style:style style:name="P34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fb8ff" officeooo:paragraph-rsid="002fb8ff" style:font-size-asian="12pt" style:font-size-complex="12pt"/>
    </style:style>
    <style:style style:name="P35" style:family="paragraph" style:parent-style-name="normal" style:list-style-name="L5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fb8ff" officeooo:paragraph-rsid="0030d299" style:font-size-asian="12pt" style:font-size-complex="12pt"/>
    </style:style>
    <style:style style:name="P36" style:family="paragraph" style:parent-style-name="normal" style:list-style-name="L6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fb8ff" officeooo:paragraph-rsid="002fb8ff" style:font-size-asian="12pt" style:font-size-complex="12pt"/>
    </style:style>
    <style:style style:name="P37" style:family="paragraph" style:parent-style-name="normal" style:list-style-name="L6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2fb8ff" officeooo:paragraph-rsid="0030d299" style:font-size-asian="12pt" style:font-size-complex="12pt"/>
    </style:style>
    <style:style style:name="P38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30d299" officeooo:paragraph-rsid="0032c71d" style:font-size-asian="12pt" style:font-size-complex="12pt"/>
    </style:style>
    <style:style style:name="P39" style:family="paragraph" style:parent-style-name="normal" style:list-style-name="L5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30d299" officeooo:paragraph-rsid="0032c71d" style:font-size-asian="12pt" style:font-size-complex="12pt"/>
    </style:style>
    <style:style style:name="P40" style:family="paragraph" style:parent-style-name="normal">
      <style:paragraph-properties fo:margin-top="0.101cm" fo:margin-bottom="0.101cm" style:contextual-spacing="false" fo:line-height="100%" fo:text-align="justify" style:justify-single-word="false"/>
      <style:text-properties style:font-name="Liberation Sans" fo:font-size="12pt" officeooo:rsid="0032c71d" officeooo:paragraph-rsid="0032c71d" style:font-size-asian="12pt" style:font-size-complex="12pt"/>
    </style:style>
    <style:style style:name="P41" style:family="paragraph" style:parent-style-name="normal" style:list-style-name="WWNum2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="Liberation Sans" fo:font-size="10pt" fo:language="es" fo:country="ES" fo:font-weight="normal" officeooo:paragraph-rsid="001fc17a" style:font-name-asian="Arial2" style:font-size-asian="10pt" style:font-weight-asian="normal" style:font-name-complex="Arial2" style:font-size-complex="10pt" style:font-weight-complex="normal"/>
    </style:style>
    <style:style style:name="T1" style:family="text">
      <style:text-properties officeooo:rsid="001fc17a"/>
    </style:style>
    <style:style style:name="T2" style:family="text">
      <style:text-properties style:font-name="Arial"/>
    </style:style>
    <style:style style:name="T3" style:family="text">
      <style:text-properties officeooo:rsid="0022b002"/>
    </style:style>
    <style:style style:name="T4" style:family="text">
      <style:text-properties officeooo:rsid="0029023e"/>
    </style:style>
    <style:style style:name="T5" style:family="text">
      <style:text-properties officeooo:rsid="000c7212"/>
    </style:style>
    <style:style style:name="T6" style:family="text">
      <style:text-properties officeooo:rsid="002ce5fb"/>
    </style:style>
    <style:style style:name="T7" style:family="text">
      <style:text-properties style:font-name-asian="Arial2" style:font-name-complex="Arial2"/>
    </style:style>
    <style:style style:name="T8" style:family="text">
      <style:text-properties officeooo:rsid="002e6b1c" style:font-name-asian="Arial2" style:font-name-complex="Arial2"/>
    </style:style>
    <style:style style:name="T9" style:family="text">
      <style:text-properties officeooo:rsid="002fb8ff" style:font-name-asian="Arial2" style:font-name-complex="Arial2"/>
    </style:style>
    <style:style style:name="T10" style:family="text">
      <style:text-properties officeooo:rsid="0030d299" style:font-name-asian="Arial2" style:font-name-complex="Arial2"/>
    </style:style>
    <style:style style:name="T11" style:family="text">
      <style:text-properties officeooo:rsid="00312efc" style:font-name-asian="Arial2" style:font-name-complex="Arial2"/>
    </style:style>
    <style:style style:name="T12" style:family="text">
      <style:text-properties officeooo:rsid="0032c71d" style:font-name-asian="Arial2" style:font-name-complex="Arial2"/>
    </style:style>
    <style:style style:name="T13" style:family="text">
      <style:text-properties officeooo:rsid="0034fc2f" style:font-name-asian="Arial2" style:font-name-complex="Arial2"/>
    </style:style>
    <style:style style:name="T14" style:family="text">
      <style:text-properties officeooo:rsid="0036dfb1" style:font-name-asian="Arial2" style:font-name-complex="Arial2"/>
    </style:style>
    <style:style style:name="T15" style:family="text">
      <style:text-properties officeooo:rsid="003734b1" style:font-name-asian="Arial2" style:font-name-complex="Arial2"/>
    </style:style>
    <style:style style:name="T16" style:family="text">
      <style:text-properties fo:font-weight="normal" style:font-name-asian="Arial2" style:font-weight-asian="normal" style:font-name-complex="Arial2" style:font-weight-complex="normal"/>
    </style:style>
    <style:style style:name="T17" style:family="text">
      <style:text-properties fo:font-weight="normal" officeooo:rsid="00197525" style:font-name-asian="Arial2" style:font-weight-asian="normal" style:font-name-complex="Arial2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Arial2" style:font-weight-asian="bold" style:font-name-complex="Arial2" style:font-weight-complex="bold"/>
    </style:style>
    <style:style style:name="T20" style:family="text">
      <style:text-properties fo:font-weight="bold" officeooo:rsid="00197525" style:font-name-asian="Arial2" style:font-weight-asian="bold" style:font-name-complex="Arial2" style:font-weight-complex="bold"/>
    </style:style>
    <style:style style:name="T21" style:family="text">
      <style:text-properties style:font-name="Liberation Sans" fo:font-size="12pt" style:font-name-asian="Arial2" style:font-size-asian="12pt" style:font-name-complex="Arial2" style:font-size-complex="12pt"/>
    </style:style>
    <style:style style:name="T22" style:family="text">
      <style:text-properties style:font-name="Liberation Sans" fo:font-size="12pt" officeooo:rsid="003441e0" style:font-name-asian="Arial2" style:font-size-asian="12pt" style:font-name-complex="Arial2" style:font-size-complex="12pt"/>
    </style:style>
    <style:style style:name="T23" style:family="text">
      <style:text-properties style:font-name="Liberation Sans" fo:font-size="12pt" officeooo:rsid="003734b1" style:font-name-asian="Arial2" style:font-size-asian="12pt" style:font-name-complex="Arial2" style:font-size-complex="12pt"/>
    </style:style>
    <style:style style:name="T24" style:family="text">
      <style:text-properties style:font-name="Liberation Sans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25" style:family="text">
      <style:text-properties style:font-name="Liberation Sans" fo:font-size="12pt" fo:font-weight="normal" officeooo:rsid="0034fc2f" style:font-name-asian="Arial2" style:font-size-asian="12pt" style:font-weight-asian="normal" style:font-name-complex="Arial2" style:font-size-complex="12pt" style:font-weight-complex="normal"/>
    </style:style>
    <style:style style:name="T26" style:family="text">
      <style:text-properties style:font-name="Liberation Sans" fo:font-size="12pt" fo:font-weight="normal" officeooo:rsid="0039352f" style:font-name-asian="Arial2" style:font-size-asian="12pt" style:font-weight-asian="normal" style:font-name-complex="Arial2" style:font-size-complex="12pt" style:font-weight-complex="normal"/>
    </style:style>
    <style:style style:name="T27" style:family="text">
      <style:text-properties officeooo:rsid="003785d3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665cm, 4.073cm, 3.207cm, 2.6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8">UD<text:span text:style-name="T6">2</text:span> – <text:span text:style-name="T3">Práctica</text:span> 1 – <text:span text:style-name="T27">Simulador productor consumidor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9">Resultados de aprendizaje y criterios de evaluación:</text:p>
            <text:p text:style-name="P1">2. Desarrolla aplicaciones compuestas por varios hilos de ejecución analizando y aplicando librerías específicas del lenguaje de programación.</text:p>
            <text:p text:style-name="P2">a) Se han identificado situaciones en las que resulte útil la utilización de varios hilos en un programa.</text:p>
            <text:p text:style-name="P2">b) Se han reconocido los mecanismos para crear, iniciar y finalizar hilos.</text:p>
            <text:p text:style-name="P2">c) Se han programado aplicaciones que implementen varios hilos.</text:p>
            <text:p text:style-name="P2">d) Se han identificado los posibles estados de ejecución de un hilo y programado aplicaciones que los gestionen.</text:p>
            <text:p text:style-name="P2">e) Se han utilizado mecanismos para compartir información entre varios hilos de un mismo proceso.</text:p>
            <text:p text:style-name="P2">f) Se han desarrollado programas formados por varios hilos sincronizados mediante técnicas específicas.</text:p>
            <text:p text:style-name="P2">g) Se ha establecido y controlado la prioridad de cada uno de los hilos de ejecución.</text:p>
            <text:p text:style-name="P2">h) Se han depurado y documentado los programas desarrollados.</text:p>
            <text:p text:style-name="P2">i) Se ha analizado el contexto de ejecución de los hilos.</text:p>
            <text:p text:style-name="P2">j) Se han analizado librerías específicas del lenguaje de programación que permiten la programació<text:span text:style-name="T5">n</text:span> multihilo.</text:p>
            <text:p text:style-name="P2">k) Se han reconocido los problemas derivados de la compartición de información entre los hilos de un mismo proceso.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9">Recuerda:</text:p>
            <text:list xml:id="list3164573187" text:style-name="WWNum2">
              <text:list-item>
                <text:p text:style-name="P8">Sólo se corregirán aquellos trabajos <text:span text:style-name="T1">entregados a tiempo</text:span>.</text:p>
              </text:list-item>
              <text:list-item>
                <text:p text:style-name="P41">El código del proyecto debe entregarse a través de un repositorio git.</text:p>
              </text:list-item>
              <text:list-item>
                <text:p text:style-name="P22">Para corregir esta práctica, se utilizará la rúbrica registrada en la plataforma de elearning.</text:p>
              </text:list-item>
              <text:list-item>
                <text:p text:style-name="P23">La aplicación debe estar correctamente documentada <text:span text:style-name="T4">en</text:span> un README.<text:span text:style-name="T4">md.</text:span></text:p>
              </text:list-item>
            </text:list>
          </table:table-cell>
          <table:covered-table-cell/>
        </table:table-row>
        <table:table-row table:style-name="Tabla1.4">
          <table:table-cell table:style-name="Tabla1.A4" office:value-type="string">
            <text:p text:style-name="P21">Repositorio Git</text:p>
          </table:table-cell>
          <table:table-cell table:style-name="Tabla1.A2" office:value-type="string">
            <text:p text:style-name="P20"/>
          </table:table-cell>
        </table:table-row>
      </table:table>
      <text:p text:style-name="P15">Descripción previa</text:p>
      <text:p text:style-name="P25"><text:span text:style-name="T8">Una empresa de alimentación nos ha contactado</text:span><text:span text:style-name="T7"> </text:span><text:span text:style-name="T13">para </text:span><text:span text:style-name="T7">desarrollar una aplicación que simule la realidad de </text:span><text:span text:style-name="T11">granjeros </text:span><text:span text:style-name="T12">con un huerto local en el que</text:span><text:span text:style-name="T11"> p</text:span><text:span text:style-name="T7">ued</text:span><text:span text:style-name="T12">e</text:span><text:span text:style-name="T7">n plantar distintos tipos de vegetales </text:span><text:span text:style-name="T11">para su</text:span><text:span text:style-name="T8"> venta a clientes en un restaurante </text:span><text:span text:style-name="T9">vegano</text:span><text:span text:style-name="T7">.</text:span></text:p>
      <text:p text:style-name="P3"><text:span text:style-name="T7">Para ello, será necesaria la implementación de una clase hilo que actúe como consumidor y otra que haga de productor. Estos hilos deben acceder a un recurso compartido en el que depositar o recoger los productos elaborados teniendo en cuenta que estas acciones son secciones críticas.</text:span></text:p>
      <text:p text:style-name="P4"><text:span text:style-name="T17">Por ejemplo, se podría simular como dos granjeros, Paco y Ramón, pueden plantar cada uno diez vegetales. Como el huerto es común, el tiempo máximo de crecimiento es común para ambos.</text:span></text:p>
      <text:p text:style-name="P4"><text:span text:style-name="T17">C</text:span><text:span text:style-name="T16">uando un vegetal de Paco crece, lo llevará al restaurante, donde habrá tres clientes: Faustino, que consumirá cinco vegetal, Mr. Gentleman, que consumirá diez, y Loquendo, quien consumirá otros cinco.</text:span></text:p>
      <text:p text:style-name="P4"><text:span text:style-name="T16">Sólo uno podrá consumir el vegetal de Paco, los demás deberán esperar. Cuando Paco o Ramón generen otro vegetal y lo lleven al restaurante, notificarán a los clientes que haya esperando, y así, sucesivamente, hasta que todos hayan terminado de producir y consumir.</text:span></text:p>
      <text:p text:style-name="P5"><text:span text:style-name="T16">Si Paco o Ramón fuesen a llevar una verdura y el almacén está lleno, deben esperar a que algún cliente consuma un vegetal. Cuando un cliente consuma un vegetal, notificará a los granjeros de que hay hueco disponible en el almacén.</text:span></text:p>
      <text:p text:style-name="P16"><text:span text:style-name="T18">Ejercicio práctico</text:span></text:p>
      <text:p text:style-name="P29"><text:span text:style-name="T7">Para la realización de esta práctica, es necesaria la implementación de hilos con recurso</text:span><text:span text:style-name="T15">s</text:span><text:span text:style-name="T7"> compartidos, efectuando esperas según convenga.</text:span></text:p>
      <text:p text:style-name="P30"><text:span text:style-name="T13">El resultado del ejercicio práctico est</text:span><text:span text:style-name="T15">ará</text:span><text:span text:style-name="T13"> en la rama principal del repositorio.</text:span></text:p>
      <text:p text:style-name="P26"><text:span text:style-name="T7"/></text:p>
      <text:p text:style-name="P26"><text:span text:style-name="T7">Los requisitos funcionales </text:span><text:span text:style-name="T12">para el granjero </text:span><text:span text:style-name="T7">son:</text:span></text:p>
      <text:list xml:id="list330375454" text:style-name="L5">
        <text:list-item>
          <text:p text:style-name="P27"><text:span text:style-name="T7">Debe haber un hilo que simule a un granjero y plante un vegetal.</text:span></text:p>
        </text:list-item>
        <text:list-item>
          <text:p text:style-name="P35"><text:span text:style-name="T7">Cada granjero sabe qué cantidad de vegetales debe plantar.</text:span></text:p>
        </text:list-item>
        <text:list-item>
          <text:p text:style-name="P28"><text:span text:style-name="T7">Un granjero puede plantar </text:span><text:span text:style-name="T9">cualquiera</text:span><text:span text:style-name="T7"> de l</text:span><text:span text:style-name="T10">o</text:span><text:span text:style-name="T7">s siguientes </text:span><text:span text:style-name="T10">vegetales</text:span><text:span text:style-name="T7">: lettuce, cabbage, onion, spinach, potato, celery, asparagus, radish, broccoli, artichoke, tomato, cucumber, eggplant, carrot y green bean.</text:span></text:p>
        </text:list-item>
        <text:list-item>
          <text:p text:style-name="P27"><text:span text:style-name="T7">Cada vegetal es único y tendrá un ritmo de crecimiento diferente e impredecible. </text:span><text:span text:style-name="T13">El tiempo máximo de crecimiento es igual para todos.</text:span></text:p>
        </text:list-item>
        <text:list-item>
          <text:p text:style-name="P27"><text:span text:style-name="T7">Cuando el vegetal crezca, el granjero lo llevará a</text:span><text:span text:style-name="T9">l</text:span><text:span text:style-name="T7"> </text:span><text:span text:style-name="T9">restaurante</text:span><text:span text:style-name="T7">.</text:span></text:p>
        </text:list-item>
        <text:list-item>
          <text:p text:style-name="P39"><text:span text:style-name="T7">El restaurante tiene una capacidad de almacenamiento configurable y limitada, si el almacén está lleno, el granjero debe esperar a que se consuma algún vegetal.</text:span></text:p>
        </text:list-item>
      </text:list>
      <text:p text:style-name="P38"><text:span text:style-name="T7"/></text:p>
      <text:p text:style-name="P40"><text:span text:style-name="T7">Los requisitos funcionales para el cliente son:</text:span></text:p>
      <text:list xml:id="list743402442" text:style-name="L6">
        <text:list-item>
          <text:p text:style-name="P36"><text:span text:style-name="T7">Debe haber un hilo que simule a un cliente y consuma un vegetal.</text:span></text:p>
        </text:list-item>
        <text:list-item>
          <text:p text:style-name="P37"><text:span text:style-name="T7">Cada </text:span><text:span text:style-name="T10">cliente</text:span><text:span text:style-name="T7"> sabe qué cantidad de vegetales </text:span><text:span text:style-name="T10">va a consumir</text:span><text:span text:style-name="T7">.</text:span></text:p>
        </text:list-item>
        <text:list-item>
          <text:p text:style-name="P36"><text:span text:style-name="T7">Un cliente solo podrá consumir las verduras disponibles en el </text:span><text:span text:style-name="T10">almacén del </text:span><text:span text:style-name="T7">restaurante. </text:span><text:span text:style-name="T12">Si no hubiera vegetales disponibles, el cliente esperará hasta abastecimiento.</text:span></text:p>
        </text:list-item>
        <text:list-item>
          <text:p text:style-name="P36"><text:span text:style-name="T7">El tiempo máximo de consumición </text:span><text:span text:style-name="T12">de vegetales </text:span><text:span text:style-name="T7">es propio de cada cliente y variará con cada vegetal.</text:span></text:p>
        </text:list-item>
      </text:list>
      <text:p text:style-name="P34"><text:span text:style-name="T7"/></text:p>
      <text:p text:style-name="P40"><text:span text:style-name="T7">Los requisitos funcionales generales son:</text:span></text:p>
      <text:list xml:id="list250336081" text:style-name="L8">
        <text:list-item>
          <text:p text:style-name="P24"><text:span text:style-name="T22">El número total de vegetales producidos por todos los granjeros debe ser igual al número total de vegetales consumidos por los clientes.</text:span></text:p>
        </text:list-item>
      </text:list>
      <text:list xml:id="list2546626166" text:style-name="L7">
        <text:list-item>
          <text:p text:style-name="P32"><text:span text:style-name="T8">Deben</text:span><text:span text:style-name="T7"> haber múltiples productores y múltiples clientes, </text:span><text:span text:style-name="T9">cada uno con su identificador</text:span><text:span text:style-name="T7">.</text:span></text:p>
        </text:list-item>
        <text:list-item>
          <text:p text:style-name="P31"><text:span text:style-name="T17">Nuestro simulador debe mostrar por pantalla cuando se ha producido un nuevo vegetal y cuando se ha consumido algún vegetal.</text:span></text:p>
        </text:list-item>
      </text:list>
      <text:p text:style-name="P33"><text:span text:style-name="T17"/></text:p>
      <text:p text:style-name="P17"><text:span text:style-name="T20">E</text:span><text:span text:style-name="T19">xperimentos</text:span></text:p>
      <text:p text:style-name="P13"><text:span text:style-name="T23">Una vez terminado el ejercicio práctico, p</text:span><text:span text:style-name="T21">ara la realización de cada uno de estos experimentos, se debe </text:span><text:span text:style-name="T23">crear una nueva rama a partir de la rama principal.</text:span><text:span text:style-name="T21"> </text:span><text:span text:style-name="T23">Estas nuevas ramas no deben mergearse en la principal, sólo deben subirse al repositorio.</text:span></text:p>
      <text:p text:style-name="P14"><text:span text:style-name="T23"/></text:p>
      <text:list xml:id="list4227266738" text:style-name="L10">
        <text:list-item>
          <text:p text:style-name="P12"><text:span text:style-name="T21">En una rama llamada “experimento-uno”:</text:span></text:p>
          <text:list>
            <text:list-item>
              <text:p text:style-name="P10"><text:span text:style-name="T25">C</text:span><text:span text:style-name="T24">rea un único productor y un consumidor.</text:span></text:p>
            </text:list-item>
            <text:list-item>
              <text:p text:style-name="P10"><text:span text:style-name="T24">El productor producirá cinco vegetales, y el consumidor los consumirá todos. </text:span></text:p>
            </text:list-item>
            <text:list-item>
              <text:p text:style-name="P11"><text:span text:style-name="T26">M</text:span><text:span text:style-name="T24">uestra una captura del output de la consola </text:span><text:span text:style-name="T26">y explica con tus palabras el funcionamiento y ejecución del código añadiendo las capturas que consideres oportunas.</text:span></text:p>
            </text:list-item>
          </text:list>
        </text:list-item>
      </text:list>
      <text:p text:style-name="P9"><text:span text:style-name="T24"/></text:p>
      <text:list xml:id="list211107613671146" text:continue-numbering="true" text:style-name="L10">
        <text:list-item>
          <text:p text:style-name="P6"><text:span text:style-name="T7">En una rama llamada “experimento-dos”:</text:span></text:p>
          <text:list>
            <text:list-item>
              <text:p text:style-name="P6"><text:span text:style-name="T14">C</text:span><text:span text:style-name="T7">ambia los parámetros de tiempo de producción y hazlos más cortos que los del tiempo en el que el cliente consume los productos.</text:span></text:p>
            </text:list-item>
            <text:list-item>
              <text:p text:style-name="P6"><text:span text:style-name="T7">Muestra una captura del output de la consola.</text:span></text:p>
            </text:list-item>
            <text:list-item>
              <text:p text:style-name="P6"><text:span text:style-name="T7">¿Observas algún cambio en la salida?</text:span></text:p>
            </text:list-item>
          </text:list>
        </text:list-item>
      </text:list>
      <text:p text:style-name="P7"><text:span text:style-name="T7"/></text:p>
      <text:list xml:id="list211106465546750" text:continue-numbering="true" text:style-name="L10">
        <text:list-item>
          <text:p text:style-name="P6"><text:span text:style-name="T13">En una rama llamada “experimento-tres”:</text:span></text:p>
          <text:list>
            <text:list-item>
              <text:p text:style-name="P6"><text:span text:style-name="T14">E</text:span><text:span text:style-name="T13">stablece prioridades más altas para los hilos de los productores.</text:span></text:p>
            </text:list-item>
            <text:list-item>
              <text:p text:style-name="P6"><text:span text:style-name="T13">¿El resultado es similar al caso en el que hacemos los tiempos de producción más cortos? Muestra una captura del output de la consola.</text:span></text:p>
            </text:list-item>
          </text:list>
        </text:list-item>
      </text:list>
      <text:p text:style-name="P4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/>
    <style:font-face style:name="Liberation Serif2" svg:font-family="'Liberation Serif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swiss" fo:font-size="12pt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ListLabel_20_19" style:display-name="ListLabel 19" style:family="text">
      <style:text-properties style:font-name="Liberation Sans" fo:font-family="'Liberation Sans'" style:font-family-generic="swiss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665cm, 4.073cm, 3.207cm, 2.65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9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1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.jpg" text:anchor-type="char" svg:x="-0.351cm" svg:y="-1.489cm" svg:width="17.664cm" svg:height="1.505cm" draw:z-index="2"><draw:image xlink:href="Pictures/10000000000007CF000002147E2ADAE88AF14CA9.jpg" xlink:type="simple" xlink:show="embed" xlink:actuate="onLoad" draw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7T21:11:05.501000000</dc:date>
    <meta:editing-duration>PT1H39M20S</meta:editing-duration>
    <meta:editing-cycles>34</meta:editing-cycles>
    <meta:generator>LibreOffice/7.3.7.2$Windows_X86_64 LibreOffice_project/e114eadc50a9ff8d8c8a0567d6da8f454beeb84f</meta:generator>
    <meta:document-statistic meta:table-count="1" meta:image-count="1" meta:object-count="0" meta:page-count="3" meta:paragraph-count="59" meta:word-count="937" meta:character-count="5837" meta:non-whitespace-character-count="4984"/>
  </office:meta>
</office:document-meta>
</file>